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126.06pt"/>
    </style:style>
    <style:style style:name="co4" style:family="table-column">
      <style:table-column-properties fo:break-before="auto" style:column-width="40.11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67.41pt"/>
    </style:style>
    <style:style style:name="co10" style:family="table-column">
      <style:table-column-properties fo:break-before="auto" style:column-width="61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>
      <style:text-properties style:font-name="Bitstream Vera Sans"/>
    </style:style>
    <style:style style:name="ce2" style:family="table-cell" style:parent-style-name="Default" style:data-style-name="N124">
      <style:text-properties style:font-name="Bitstream Vera Sans" fo:font-weight="bold" style:font-weight-asian="bold" style:font-weight-complex="bold"/>
    </style:style>
    <style:style style:name="ce3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font-name="Bitstream Vera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4">
      <style:table-cell-properties fo:background-color="#fdc578"/>
      <style:text-properties style:font-name="Bitstream Vera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1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8" table:number-columns-repeated="2" table:default-cell-style-name="ce1"/>
        <table:table-column table:style-name="co10" table:default-cell-style-name="ce1"/>
        <table:table-column table:style-name="co1" table:number-columns-repeated="1003" table:default-cell-style-name="ce1"/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inks</text:p>
          </table:table-cell>
          <table:table-cell office:value-type="string" calcext:value-type="string">
            <text:p>Inertia matrix for Volume</text:p>
          </table:table-cell>
          <table:table-cell table:number-columns-repeated="3"/>
          <table:table-cell office:value-type="string" calcext:value-type="string">
            <text:p>Volume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Computed I for mass</text:p>
          </table:table-cell>
          <table:table-cell table:number-columns-repeated="3"/>
          <table:table-cell office:value-type="string" calcext:value-type="string">
            <text:p>CoM (Before scale)</text:p>
          </table:table-cell>
          <table:table-cell table:number-columns-repeated="3"/>
          <table:table-cell office:value-type="string" calcext:value-type="string">
            <text:p>CoM (After scale)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Base</text:p>
          </table:table-cell>
          <table:table-cell table:style-name="ce3" office:value-type="float" office:value="24248870912" calcext:value-type="float">
            <text:p>24,248,870,912.000000</text:p>
          </table:table-cell>
          <table:table-cell office:value-type="float" office:value="23539.105469" calcext:value-type="float">
            <text:p>23,539.105469</text:p>
          </table:table-cell>
          <table:table-cell office:value-type="float" office:value="675528960" calcext:value-type="float">
            <text:p>675,528,960.000000</text:p>
          </table:table-cell>
          <table:table-cell/>
          <table:table-cell office:value-type="float" office:value="5476057.5" calcext:value-type="float">
            <text:p>5,476,057.500000</text:p>
          </table:table-cell>
          <table:table-cell table:style-name="ce4" table:formula="of:=[.G5]/[.H39]*[.H38]" office:value-type="float" office:value="7.05408121220817" calcext:value-type="float">
            <text:p>7.054081</text:p>
          </table:table-cell>
          <table:table-cell/>
          <table:table-cell table:style-name="ce4" table:formula="of:=[.C5]/[.$G$5]*[.$H$5]/1000000" office:value-type="float" office:value="0.0312366158897346" calcext:value-type="float">
            <text:p>0.031237</text:p>
          </table:table-cell>
          <table:table-cell table:style-name="ce4" table:formula="of:=[.D5]/[.$G$5]*[.$H$5]/1000000" office:value-type="float" office:value="0.000000030322318865545" calcext:value-type="float">
            <text:p>0.000000</text:p>
          </table:table-cell>
          <table:table-cell table:style-name="ce4" table:formula="of:=[.E5]/[.$G$5]*[.$H$5]/1000000" office:value-type="float" office:value="0.000870194687517164" calcext:value-type="float">
            <text:p>0.000870</text:p>
          </table:table-cell>
          <table:table-cell/>
          <table:table-cell office:value-type="float" office:value="-12.840834" calcext:value-type="float">
            <text:p>-12.840834</text:p>
          </table:table-cell>
          <table:table-cell office:value-type="float" office:value="-0.000033" calcext:value-type="float">
            <text:p>-0.000033</text:p>
          </table:table-cell>
          <table:table-cell office:value-type="float" office:value="71.506805" calcext:value-type="float">
            <text:p>71.506805</text:p>
          </table:table-cell>
          <table:table-cell/>
          <table:table-cell table:style-name="ce4" table:formula="of:=[.N5]/1000" office:value-type="float" office:value="-0.012840834" calcext:value-type="float">
            <text:p>-0.012841</text:p>
          </table:table-cell>
          <table:table-cell table:style-name="ce4" table:formula="of:=[.O5]/1000" office:value-type="float" office:value="-0.000000033" calcext:value-type="float">
            <text:p>0.000000</text:p>
          </table:table-cell>
          <table:table-cell table:style-name="ce4" table:formula="of:=[.P5]/1000" office:value-type="float" office:value="0.071506805" calcext:value-type="float">
            <text:p>0.071507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23539.105469" calcext:value-type="float">
            <text:p>23,539.105469</text:p>
          </table:table-cell>
          <table:table-cell office:value-type="float" office:value="30833266688" calcext:value-type="float">
            <text:p>30,833,266,688.000000</text:p>
          </table:table-cell>
          <table:table-cell office:value-type="float" office:value="10549.162109" calcext:value-type="float">
            <text:p>10,549.162109</text:p>
          </table:table-cell>
          <table:table-cell table:number-columns-repeated="4"/>
          <table:table-cell table:style-name="ce4" table:formula="of:=[.C6]/[.$G$5]*[.$H$5]/1000000" office:value-type="float" office:value="0.000000030322318865545" calcext:value-type="float">
            <text:p>0.000000</text:p>
          </table:table-cell>
          <table:table-cell table:style-name="ce4" table:formula="of:=[.D6]/[.$G$5]*[.$H$5]/1000000" office:value-type="float" office:value="0.0397184228351921" calcext:value-type="float">
            <text:p>0.039718</text:p>
          </table:table-cell>
          <table:table-cell table:style-name="ce4" table:formula="of:=[.E6]/[.$G$5]*[.$H$5]/1000000" office:value-type="float" office:value="0.0000000135890914654631" calcext:value-type="float">
            <text:p>0.000000</text:p>
          </table:table-cell>
          <table:table-cell table:number-columns-repeated="5"/>
          <table:table-cell table:style-name="ce2" table:number-columns-repeated="3"/>
          <table:table-cell table:number-columns-repeated="1003"/>
        </table:table-row>
        <table:table-row table:style-name="ro1">
          <table:table-cell table:number-columns-repeated="2"/>
          <table:table-cell office:value-type="float" office:value="675528960" calcext:value-type="float">
            <text:p>675,528,960.000000</text:p>
          </table:table-cell>
          <table:table-cell office:value-type="float" office:value="10549.162109" calcext:value-type="float">
            <text:p>10,549.162109</text:p>
          </table:table-cell>
          <table:table-cell office:value-type="float" office:value="33473957888" calcext:value-type="float">
            <text:p>33,473,957,888.000000</text:p>
          </table:table-cell>
          <table:table-cell table:number-columns-repeated="4"/>
          <table:table-cell table:style-name="ce4" table:formula="of:=[.C7]/[.$G$5]*[.$H$5]/1000000" office:value-type="float" office:value="0.000870194687517164" calcext:value-type="float">
            <text:p>0.000870</text:p>
          </table:table-cell>
          <table:table-cell table:style-name="ce4" table:formula="of:=[.D7]/[.$G$5]*[.$H$5]/1000000" office:value-type="float" office:value="0.0000000135890914654631" calcext:value-type="float">
            <text:p>0.000000</text:p>
          </table:table-cell>
          <table:table-cell table:style-name="ce4" table:formula="of:=[.E7]/[.$G$5]*[.$H$5]/1000000" office:value-type="float" office:value="0.0431200763388602" calcext:value-type="float">
            <text:p>0.043120</text:p>
          </table:table-cell>
          <table:table-cell table:number-columns-repeated="5"/>
          <table:table-cell table:style-name="ce2" table:number-columns-repeated="3"/>
          <table:table-cell table:number-columns-repeated="1003"/>
        </table:table-row>
        <table:table-row table:style-name="ro1" table:number-rows-repeated="2">
          <table:table-cell table:number-columns-repeated="9"/>
          <table:table-cell table:style-name="ce2" table:number-columns-repeated="3"/>
          <table:table-cell table:number-columns-repeated="5"/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style-name="ce2" office:value-type="string" calcext:value-type="string">
            <text:p>Link1</text:p>
          </table:table-cell>
          <table:table-cell office:value-type="float" office:value="32938416128" calcext:value-type="float">
            <text:p>32,938,416,128.000000</text:p>
          </table:table-cell>
          <table:table-cell office:value-type="float" office:value="-326806.125" calcext:value-type="float">
            <text:p>-326,806.125000</text:p>
          </table:table-cell>
          <table:table-cell office:value-type="float" office:value="559731.3125" calcext:value-type="float">
            <text:p>559,731.312500</text:p>
          </table:table-cell>
          <table:table-cell/>
          <table:table-cell office:value-type="float" office:value="4105483" calcext:value-type="float">
            <text:p>4,105,483.000000</text:p>
          </table:table-cell>
          <table:table-cell table:style-name="ce4" table:formula="of:=[.G10]/[.H39]*[.H38]" office:value-type="float" office:value="5.2885512062903" calcext:value-type="float">
            <text:p>5.288551</text:p>
          </table:table-cell>
          <table:table-cell/>
          <table:table-cell table:style-name="ce4" table:formula="of:=[.C10]/[.$G$10]*[.$H$10]/1000000" office:value-type="float" office:value="0.0424302086616912" calcext:value-type="float">
            <text:p>0.042430</text:p>
          </table:table-cell>
          <table:table-cell table:style-name="ce4" table:formula="of:=[.D10]/[.$G$10]*[.$H$10]/1000000" office:value-type="float" office:value="-0.000000420981143166786" calcext:value-type="float">
            <text:p>0.000000</text:p>
          </table:table-cell>
          <table:table-cell table:style-name="ce4" table:formula="of:=[.E10]/[.$G$10]*[.$H$10]/1000000" office:value-type="float" office:value="0.000000721027880987529" calcext:value-type="float">
            <text:p>0.000001</text:p>
          </table:table-cell>
          <table:table-cell/>
          <table:table-cell office:value-type="float" office:value="0.001362" calcext:value-type="float">
            <text:p>0.001362</text:p>
          </table:table-cell>
          <table:table-cell office:value-type="float" office:value="-33.788055" calcext:value-type="float">
            <text:p>-33.788055</text:p>
          </table:table-cell>
          <table:table-cell office:value-type="float" office:value="122.377312" calcext:value-type="float">
            <text:p>122.377312</text:p>
          </table:table-cell>
          <table:table-cell/>
          <table:table-cell table:style-name="ce4" table:formula="of:=[.N10]/1000" office:value-type="float" office:value="0.000001362" calcext:value-type="float">
            <text:p>0.000001</text:p>
          </table:table-cell>
          <table:table-cell table:style-name="ce4" table:formula="of:=[.O10]/1000" office:value-type="float" office:value="-0.033788055" calcext:value-type="float">
            <text:p>-0.033788</text:p>
          </table:table-cell>
          <table:table-cell table:style-name="ce4" table:formula="of:=[.P10]/1000" office:value-type="float" office:value="0.122377312" calcext:value-type="float">
            <text:p>0.122377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-326806.125" calcext:value-type="float">
            <text:p>-326,806.125000</text:p>
          </table:table-cell>
          <table:table-cell office:value-type="float" office:value="33233123328" calcext:value-type="float">
            <text:p>33,233,123,328.000000</text:p>
          </table:table-cell>
          <table:table-cell office:value-type="float" office:value="4915692032" calcext:value-type="float">
            <text:p>4,915,692,032.000000</text:p>
          </table:table-cell>
          <table:table-cell table:number-columns-repeated="4"/>
          <table:table-cell table:style-name="ce4" table:formula="of:=[.C11]/[.$G$10]*[.$H$10]/1000000" office:value-type="float" office:value="-0.000000420981143166786" calcext:value-type="float">
            <text:p>0.000000</text:p>
          </table:table-cell>
          <table:table-cell table:style-name="ce4" table:formula="of:=[.D11]/[.$G$10]*[.$H$10]/1000000" office:value-type="float" office:value="0.0428098410016772" calcext:value-type="float">
            <text:p>0.042810</text:p>
          </table:table-cell>
          <table:table-cell table:style-name="ce4" table:formula="of:=[.E11]/[.$G$10]*[.$H$10]/1000000" office:value-type="float" office:value="0.0063322364324941" calcext:value-type="float">
            <text:p>0.006332</text:p>
          </table:table-cell>
          <table:table-cell table:number-columns-repeated="5"/>
          <table:table-cell table:style-name="ce2" table:number-columns-repeated="3"/>
          <table:table-cell table:number-columns-repeated="1003"/>
        </table:table-row>
        <table:table-row table:style-name="ro1">
          <table:table-cell table:number-columns-repeated="2"/>
          <table:table-cell office:value-type="float" office:value="559731.3125" calcext:value-type="float">
            <text:p>559,731.312500</text:p>
          </table:table-cell>
          <table:table-cell office:value-type="float" office:value="4915692032" calcext:value-type="float">
            <text:p>4,915,692,032.000000</text:p>
          </table:table-cell>
          <table:table-cell office:value-type="float" office:value="12307585024" calcext:value-type="float">
            <text:p>12,307,585,024.000000</text:p>
          </table:table-cell>
          <table:table-cell table:number-columns-repeated="4"/>
          <table:table-cell table:style-name="ce4" table:formula="of:=[.C12]/[.$G$10]*[.$H$10]/1000000" office:value-type="float" office:value="0.000000721027880987529" calcext:value-type="float">
            <text:p>0.000001</text:p>
          </table:table-cell>
          <table:table-cell table:style-name="ce4" table:formula="of:=[.D12]/[.$G$10]*[.$H$10]/1000000" office:value-type="float" office:value="0.0063322364324941" calcext:value-type="float">
            <text:p>0.006332</text:p>
          </table:table-cell>
          <table:table-cell table:style-name="ce4" table:formula="of:=[.E12]/[.$G$10]*[.$H$10]/1000000" office:value-type="float" office:value="0.0158542353299711" calcext:value-type="float">
            <text:p>0.015854</text:p>
          </table:table-cell>
          <table:table-cell table:number-columns-repeated="5"/>
          <table:table-cell table:style-name="ce2" table:number-columns-repeated="3"/>
          <table:table-cell table:number-columns-repeated="1003"/>
        </table:table-row>
        <table:table-row table:style-name="ro1">
          <table:table-cell table:number-columns-repeated="9"/>
          <table:table-cell table:style-name="ce2" table:number-columns-repeated="3"/>
          <table:table-cell table:number-columns-repeated="5"/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style-name="ce2" office:value-type="string" calcext:value-type="string">
            <text:p>Link2</text:p>
          </table:table-cell>
          <table:table-cell office:value-type="float" office:value="42821939200" calcext:value-type="float">
            <text:p>42,821,939,200.000000</text:p>
          </table:table-cell>
          <table:table-cell office:value-type="float" office:value="-25116016" calcext:value-type="float">
            <text:p>-25,116,016.000000</text:p>
          </table:table-cell>
          <table:table-cell office:value-type="float" office:value="43179440" calcext:value-type="float">
            <text:p>43,179,440.000000</text:p>
          </table:table-cell>
          <table:table-cell/>
          <table:table-cell office:value-type="float" office:value="4416176" calcext:value-type="float">
            <text:p>4,416,176.000000</text:p>
          </table:table-cell>
          <table:table-cell table:style-name="ce4" table:formula="of:=[.G14]/[.H39]*[.H38]" office:value-type="float" office:value="5.68877593988095" calcext:value-type="float">
            <text:p>5.688776</text:p>
          </table:table-cell>
          <table:table-cell/>
          <table:table-cell table:style-name="ce4" table:formula="of:=[.C14]/[.$G$14]*[.$H$14]/1000000" office:value-type="float" office:value="0.0551618453204775" calcext:value-type="float">
            <text:p>0.055162</text:p>
          </table:table-cell>
          <table:table-cell table:style-name="ce4" table:formula="of:=[.D14]/[.$G$14]*[.$H$14]/1000000" office:value-type="float" office:value="-0.0000323536443127414" calcext:value-type="float">
            <text:p>-0.000032</text:p>
          </table:table-cell>
          <table:table-cell table:style-name="ce4" table:formula="of:=[.E14]/[.$G$14]*[.$H$14]/1000000" office:value-type="float" office:value="0.0000556223663571228" calcext:value-type="float">
            <text:p>0.000056</text:p>
          </table:table-cell>
          <table:table-cell/>
          <table:table-cell office:value-type="float" office:value="0.13691" calcext:value-type="float">
            <text:p>0.136910</text:p>
          </table:table-cell>
          <table:table-cell office:value-type="float" office:value="37.540119" calcext:value-type="float">
            <text:p>37.540119</text:p>
          </table:table-cell>
          <table:table-cell office:value-type="float" office:value="76.350891" calcext:value-type="float">
            <text:p>76.350891</text:p>
          </table:table-cell>
          <table:table-cell/>
          <table:table-cell table:style-name="ce4" table:formula="of:=[.N14]/1000" office:value-type="float" office:value="0.00013691" calcext:value-type="float">
            <text:p>0.000137</text:p>
          </table:table-cell>
          <table:table-cell table:style-name="ce4" table:formula="of:=[.O14]/1000" office:value-type="float" office:value="0.037540119" calcext:value-type="float">
            <text:p>0.037540</text:p>
          </table:table-cell>
          <table:table-cell table:style-name="ce4" table:formula="of:=[.P14]/1000" office:value-type="float" office:value="0.076350891" calcext:value-type="float">
            <text:p>0.076351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-25116016" calcext:value-type="float">
            <text:p>-25,116,016.000000</text:p>
          </table:table-cell>
          <table:table-cell office:value-type="float" office:value="41893986304" calcext:value-type="float">
            <text:p>41,893,986,304.000000</text:p>
          </table:table-cell>
          <table:table-cell office:value-type="float" office:value="7782279168" calcext:value-type="float">
            <text:p>7,782,279,168.000000</text:p>
          </table:table-cell>
          <table:table-cell table:number-columns-repeated="4"/>
          <table:table-cell table:style-name="ce4" table:formula="of:=[.C15]/[.$G$14]*[.$H$14]/1000000" office:value-type="float" office:value="-0.0000323536443127414" calcext:value-type="float">
            <text:p>-0.000032</text:p>
          </table:table-cell>
          <table:table-cell table:style-name="ce4" table:formula="of:=[.D15]/[.$G$14]*[.$H$14]/1000000" office:value-type="float" office:value="0.053966486234221" calcext:value-type="float">
            <text:p>0.053966</text:p>
          </table:table-cell>
          <table:table-cell table:style-name="ce4" table:formula="of:=[.E15]/[.$G$14]*[.$H$14]/1000000" office:value-type="float" office:value="0.0100248818181964" calcext:value-type="float">
            <text:p>0.010025</text:p>
          </table:table-cell>
          <table:table-cell table:number-columns-repeated="5"/>
          <table:table-cell table:style-name="ce2" table:number-columns-repeated="3"/>
          <table:table-cell table:number-columns-repeated="1003"/>
        </table:table-row>
        <table:table-row table:style-name="ro1">
          <table:table-cell table:number-columns-repeated="2"/>
          <table:table-cell office:value-type="float" office:value="43179440" calcext:value-type="float">
            <text:p>43,179,440.000000</text:p>
          </table:table-cell>
          <table:table-cell office:value-type="float" office:value="7782279168" calcext:value-type="float">
            <text:p>7,782,279,168.000000</text:p>
          </table:table-cell>
          <table:table-cell office:value-type="float" office:value="12818498560" calcext:value-type="float">
            <text:p>12,818,498,560.000000</text:p>
          </table:table-cell>
          <table:table-cell table:number-columns-repeated="4"/>
          <table:table-cell table:style-name="ce4" table:formula="of:=[.C16]/[.$G$14]*[.$H$14]/1000000" office:value-type="float" office:value="0.0000556223663571228" calcext:value-type="float">
            <text:p>0.000056</text:p>
          </table:table-cell>
          <table:table-cell table:style-name="ce4" table:formula="of:=[.D16]/[.$G$14]*[.$H$14]/1000000" office:value-type="float" office:value="0.0100248818181964" calcext:value-type="float">
            <text:p>0.010025</text:p>
          </table:table-cell>
          <table:table-cell table:style-name="ce4" table:formula="of:=[.E16]/[.$G$14]*[.$H$14]/1000000" office:value-type="float" office:value="0.0165123777207989" calcext:value-type="float">
            <text:p>0.016512</text:p>
          </table:table-cell>
          <table:table-cell table:number-columns-repeated="5"/>
          <table:table-cell table:style-name="ce2" table:number-columns-repeated="3"/>
          <table:table-cell table:number-columns-repeated="1003"/>
        </table:table-row>
        <table:table-row table:style-name="ro1">
          <table:table-cell table:number-columns-repeated="9"/>
          <table:table-cell table:style-name="ce2" table:number-columns-repeated="3"/>
          <table:table-cell table:number-columns-repeated="5"/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style-name="ce2" office:value-type="string" calcext:value-type="string">
            <text:p>Link3</text:p>
          </table:table-cell>
          <table:table-cell office:value-type="float" office:value="16849147904" calcext:value-type="float">
            <text:p>16,849,147,904.000000</text:p>
          </table:table-cell>
          <table:table-cell office:value-type="float" office:value="-79631.21875" calcext:value-type="float">
            <text:p>-79,631.218750</text:p>
          </table:table-cell>
          <table:table-cell office:value-type="float" office:value="-44227.976562" calcext:value-type="float">
            <text:p>-44,227.976562</text:p>
          </table:table-cell>
          <table:table-cell/>
          <table:table-cell office:value-type="float" office:value="2686392" calcext:value-type="float">
            <text:p>2,686,392.000000</text:p>
          </table:table-cell>
          <table:table-cell table:style-name="ce4" table:formula="of:=[.G18]/[.H39]*[.H38]" office:value-type="float" office:value="3.46052380491372" calcext:value-type="float">
            <text:p>3.460524</text:p>
          </table:table-cell>
          <table:table-cell/>
          <table:table-cell table:style-name="ce4" table:formula="of:=[.C18]/[.$G$18]*[.$H$18]/1000000" office:value-type="float" office:value="0.0217045306173872" calcext:value-type="float">
            <text:p>0.021705</text:p>
          </table:table-cell>
          <table:table-cell table:style-name="ce4" table:formula="of:=[.D18]/[.$G$18]*[.$H$18]/1000000" office:value-type="float" office:value="-0.000000102578375791272" calcext:value-type="float">
            <text:p>0.000000</text:p>
          </table:table-cell>
          <table:table-cell table:style-name="ce4" table:formula="of:=[.E18]/[.$G$18]*[.$H$18]/1000000" office:value-type="float" office:value="-0.0000000569730574450665" calcext:value-type="float">
            <text:p>0.000000</text:p>
          </table:table-cell>
          <table:table-cell/>
          <table:table-cell office:value-type="float" office:value="0.000336" calcext:value-type="float">
            <text:p>0.000336</text:p>
          </table:table-cell>
          <table:table-cell office:value-type="float" office:value="34.906689" calcext:value-type="float">
            <text:p>34.906689</text:p>
          </table:table-cell>
          <table:table-cell office:value-type="float" office:value="113.091766" calcext:value-type="float">
            <text:p>113.091766</text:p>
          </table:table-cell>
          <table:table-cell/>
          <table:table-cell table:style-name="ce4" table:formula="of:=[.N18]/1000" office:value-type="float" office:value="0.000000336" calcext:value-type="float">
            <text:p>0.000000</text:p>
          </table:table-cell>
          <table:table-cell table:style-name="ce4" table:formula="of:=[.O18]/1000" office:value-type="float" office:value="0.034906689" calcext:value-type="float">
            <text:p>0.034907</text:p>
          </table:table-cell>
          <table:table-cell table:style-name="ce4" table:formula="of:=[.P18]/1000" office:value-type="float" office:value="0.113091766" calcext:value-type="float">
            <text:p>0.113092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-79631.21875" calcext:value-type="float">
            <text:p>-79,631.218750</text:p>
          </table:table-cell>
          <table:table-cell office:value-type="float" office:value="16081995776" calcext:value-type="float">
            <text:p>16,081,995,776.000000</text:p>
          </table:table-cell>
          <table:table-cell office:value-type="float" office:value="-2981003776" calcext:value-type="float">
            <text:p>-2,981,003,776.000000</text:p>
          </table:table-cell>
          <table:table-cell table:number-columns-repeated="4"/>
          <table:table-cell table:style-name="ce4" table:formula="of:=[.C19]/[.$G$18]*[.$H$18]/1000000" office:value-type="float" office:value="-0.000000102578375791272" calcext:value-type="float">
            <text:p>0.000000</text:p>
          </table:table-cell>
          <table:table-cell table:style-name="ce4" table:formula="of:=[.D19]/[.$G$18]*[.$H$18]/1000000" office:value-type="float" office:value="0.020716309910605" calcext:value-type="float">
            <text:p>0.020716</text:p>
          </table:table-cell>
          <table:table-cell table:style-name="ce4" table:formula="of:=[.E19]/[.$G$18]*[.$H$18]/1000000" office:value-type="float" office:value="-0.0038400332227708" calcext:value-type="float">
            <text:p>-0.003840</text:p>
          </table:table-cell>
          <table:table-cell table:number-columns-repeated="5"/>
          <table:table-cell table:style-name="ce2" table:number-columns-repeated="3"/>
          <table:table-cell table:number-columns-repeated="1003"/>
        </table:table-row>
        <table:table-row table:style-name="ro1">
          <table:table-cell table:number-columns-repeated="2"/>
          <table:table-cell office:value-type="float" office:value="-44227.976562" calcext:value-type="float">
            <text:p>-44,227.976562</text:p>
          </table:table-cell>
          <table:table-cell office:value-type="float" office:value="-2981003776" calcext:value-type="float">
            <text:p>-2,981,003,776.000000</text:p>
          </table:table-cell>
          <table:table-cell office:value-type="float" office:value="5971599872" calcext:value-type="float">
            <text:p>5,971,599,872.000000</text:p>
          </table:table-cell>
          <table:table-cell table:number-columns-repeated="4"/>
          <table:table-cell table:style-name="ce4" table:formula="of:=[.C20]/[.$G$18]*[.$H$18]/1000000" office:value-type="float" office:value="-0.0000000569730574450665" calcext:value-type="float">
            <text:p>0.000000</text:p>
          </table:table-cell>
          <table:table-cell table:style-name="ce4" table:formula="of:=[.D20]/[.$G$18]*[.$H$18]/1000000" office:value-type="float" office:value="-0.0038400332227708" calcext:value-type="float">
            <text:p>-0.003840</text:p>
          </table:table-cell>
          <table:table-cell table:style-name="ce4" table:formula="of:=[.E20]/[.$G$18]*[.$H$18]/1000000" office:value-type="float" office:value="0.00769242296376543" calcext:value-type="float">
            <text:p>0.007692</text:p>
          </table:table-cell>
          <table:table-cell table:number-columns-repeated="5"/>
          <table:table-cell table:style-name="ce2" table:number-columns-repeated="3"/>
          <table:table-cell table:number-columns-repeated="1003"/>
        </table:table-row>
        <table:table-row table:style-name="ro1">
          <table:table-cell table:number-columns-repeated="9"/>
          <table:table-cell table:style-name="ce2" table:number-columns-repeated="3"/>
          <table:table-cell table:number-columns-repeated="5"/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style-name="ce2" office:value-type="string" calcext:value-type="string">
            <text:p>Link4</text:p>
          </table:table-cell>
          <table:table-cell office:value-type="float" office:value="25149272064" calcext:value-type="float">
            <text:p>25,149,272,064.000000</text:p>
          </table:table-cell>
          <table:table-cell office:value-type="float" office:value="5748.460449" calcext:value-type="float">
            <text:p>5,748.460449</text:p>
          </table:table-cell>
          <table:table-cell office:value-type="float" office:value="-32500.373047" calcext:value-type="float">
            <text:p>-32,500.373047</text:p>
          </table:table-cell>
          <table:table-cell/>
          <table:table-cell office:value-type="float" office:value="3200382.25" calcext:value-type="float">
            <text:p>3,200,382.250000</text:p>
          </table:table-cell>
          <table:table-cell table:style-name="ce4" table:formula="of:=[.G22]/[.H39]*[.H38]" office:value-type="float" office:value="4.12262951979768" calcext:value-type="float">
            <text:p>4.122630</text:p>
          </table:table-cell>
          <table:table-cell/>
          <table:table-cell table:style-name="ce4" table:formula="of:=[.C22]/[.$G$22]*[.$H$22]/1000000" office:value-type="float" office:value="0.0323964837051792" calcext:value-type="float">
            <text:p>0.032396</text:p>
          </table:table-cell>
          <table:table-cell table:style-name="ce4" table:formula="of:=[.D22]/[.$G$22]*[.$H$22]/1000000" office:value-type="float" office:value="0.00000000740498193315403" calcext:value-type="float">
            <text:p>0.000000</text:p>
          </table:table-cell>
          <table:table-cell table:style-name="ce4" table:formula="of:=[.E22]/[.$G$22]*[.$H$22]/1000000" office:value-type="float" office:value="-0.0000000418659356481555" calcext:value-type="float">
            <text:p>0.000000</text:p>
          </table:table-cell>
          <table:table-cell/>
          <table:table-cell office:value-type="float" office:value="-0.000141" calcext:value-type="float">
            <text:p>-0.000141</text:p>
          </table:table-cell>
          <table:table-cell office:value-type="float" office:value="-29.288382" calcext:value-type="float">
            <text:p>-29.288382</text:p>
          </table:table-cell>
          <table:table-cell office:value-type="float" office:value="86.968483" calcext:value-type="float">
            <text:p>86.968483</text:p>
          </table:table-cell>
          <table:table-cell/>
          <table:table-cell table:style-name="ce4" table:formula="of:=[.N22]/1000" office:value-type="float" office:value="-0.000000141" calcext:value-type="float">
            <text:p>0.000000</text:p>
          </table:table-cell>
          <table:table-cell table:style-name="ce4" table:formula="of:=[.O22]/1000" office:value-type="float" office:value="-0.029288382" calcext:value-type="float">
            <text:p>-0.029288</text:p>
          </table:table-cell>
          <table:table-cell table:style-name="ce4" table:formula="of:=[.P22]/1000" office:value-type="float" office:value="0.086968483" calcext:value-type="float">
            <text:p>0.086968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5748.460449" calcext:value-type="float">
            <text:p>5,748.460449</text:p>
          </table:table-cell>
          <table:table-cell office:value-type="float" office:value="23869155328" calcext:value-type="float">
            <text:p>23,869,155,328.000000</text:p>
          </table:table-cell>
          <table:table-cell office:value-type="float" office:value="-4670970880" calcext:value-type="float">
            <text:p>-4,670,970,880.000000</text:p>
          </table:table-cell>
          <table:table-cell table:number-columns-repeated="4"/>
          <table:table-cell table:style-name="ce4" table:formula="of:=[.C23]/[.$G$22]*[.$H$22]/1000000" office:value-type="float" office:value="0.00000000740498193315403" calcext:value-type="float">
            <text:p>0.000000</text:p>
          </table:table-cell>
          <table:table-cell table:style-name="ce4" table:formula="of:=[.D23]/[.$G$22]*[.$H$22]/1000000" office:value-type="float" office:value="0.0307474784825622" calcext:value-type="float">
            <text:p>0.030747</text:p>
          </table:table-cell>
          <table:table-cell table:style-name="ce4" table:formula="of:=[.E23]/[.$G$22]*[.$H$22]/1000000" office:value-type="float" office:value="-0.00601699451245343" calcext:value-type="float">
            <text:p>-0.006017</text:p>
          </table:table-cell>
          <table:table-cell table:number-columns-repeated="5"/>
          <table:table-cell table:style-name="ce2" table:number-columns-repeated="3"/>
          <table:table-cell table:number-columns-repeated="1003"/>
        </table:table-row>
        <table:table-row table:style-name="ro1">
          <table:table-cell table:number-columns-repeated="2"/>
          <table:table-cell office:value-type="float" office:value="-32500.373047" calcext:value-type="float">
            <text:p>-32,500.373047</text:p>
          </table:table-cell>
          <table:table-cell office:value-type="float" office:value="-4670970880" calcext:value-type="float">
            <text:p>-4,670,970,880.000000</text:p>
          </table:table-cell>
          <table:table-cell office:value-type="float" office:value="7667023872" calcext:value-type="float">
            <text:p>7,667,023,872.000000</text:p>
          </table:table-cell>
          <table:table-cell table:number-columns-repeated="4"/>
          <table:table-cell table:style-name="ce4" table:formula="of:=[.C24]/[.$G$22]*[.$H$22]/1000000" office:value-type="float" office:value="-0.0000000418659356481555" calcext:value-type="float">
            <text:p>0.000000</text:p>
          </table:table-cell>
          <table:table-cell table:style-name="ce4" table:formula="of:=[.D24]/[.$G$22]*[.$H$22]/1000000" office:value-type="float" office:value="-0.00601699451245343" calcext:value-type="float">
            <text:p>-0.006017</text:p>
          </table:table-cell>
          <table:table-cell table:style-name="ce4" table:formula="of:=[.E24]/[.$G$22]*[.$H$22]/1000000" office:value-type="float" office:value="0.00987641365143202" calcext:value-type="float">
            <text:p>0.009876</text:p>
          </table:table-cell>
          <table:table-cell table:number-columns-repeated="5"/>
          <table:table-cell table:style-name="ce2" table:number-columns-repeated="3"/>
          <table:table-cell table:number-columns-repeated="1003"/>
        </table:table-row>
        <table:table-row table:style-name="ro1">
          <table:table-cell table:number-columns-repeated="9"/>
          <table:table-cell table:style-name="ce2" table:number-columns-repeated="3"/>
          <table:table-cell table:number-columns-repeated="5"/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style-name="ce2" office:value-type="string" calcext:value-type="string">
            <text:p>Link5</text:p>
          </table:table-cell>
          <table:table-cell office:value-type="float" office:value="6729057792" calcext:value-type="float">
            <text:p>6,729,057,792.000000</text:p>
          </table:table-cell>
          <table:table-cell office:value-type="float" office:value="19100.072266" calcext:value-type="float">
            <text:p>19,100.072266</text:p>
          </table:table-cell>
          <table:table-cell office:value-type="float" office:value="-24498.775391" calcext:value-type="float">
            <text:p>-24,498.775391</text:p>
          </table:table-cell>
          <table:table-cell/>
          <table:table-cell office:value-type="float" office:value="1213558.25" calcext:value-type="float">
            <text:p>1,213,558.250000</text:p>
          </table:table-cell>
          <table:table-cell table:style-name="ce4" table:formula="of:=[.G26]/[.H39]*[.H38]" office:value-type="float" office:value="1.56326672085624" calcext:value-type="float">
            <text:p>1.563267</text:p>
          </table:table-cell>
          <table:table-cell/>
          <table:table-cell table:style-name="ce4" table:formula="of:=[.C26]/[.$G$26]*[.$H$26]/1000000" office:value-type="float" office:value="0.00866815590347804" calcext:value-type="float">
            <text:p>0.008668</text:p>
          </table:table-cell>
          <table:table-cell table:style-name="ce4" table:formula="of:=[.D26]/[.$G$26]*[.$H$26]/1000000" office:value-type="float" office:value="0.0000000246040990116354" calcext:value-type="float">
            <text:p>0.000000</text:p>
          </table:table-cell>
          <table:table-cell table:style-name="ce4" table:formula="of:=[.E26]/[.$G$26]*[.$H$26]/1000000" office:value-type="float" office:value="-0.0000000315585348049689" calcext:value-type="float">
            <text:p>0.000000</text:p>
          </table:table-cell>
          <table:table-cell/>
          <table:table-cell office:value-type="float" office:value="-0.000346" calcext:value-type="float">
            <text:p>-0.000346</text:p>
          </table:table-cell>
          <table:table-cell office:value-type="float" office:value="-29.827679" calcext:value-type="float">
            <text:p>-29.827679</text:p>
          </table:table-cell>
          <table:table-cell office:value-type="float" office:value="66.250526" calcext:value-type="float">
            <text:p>66.250526</text:p>
          </table:table-cell>
          <table:table-cell/>
          <table:table-cell table:style-name="ce4" table:formula="of:=[.N26]/1000" office:value-type="float" office:value="-0.000000346" calcext:value-type="float">
            <text:p>0.000000</text:p>
          </table:table-cell>
          <table:table-cell table:style-name="ce4" table:formula="of:=[.O26]/1000" office:value-type="float" office:value="-0.029827679" calcext:value-type="float">
            <text:p>-0.029828</text:p>
          </table:table-cell>
          <table:table-cell table:style-name="ce4" table:formula="of:=[.P26]/1000" office:value-type="float" office:value="0.066250526" calcext:value-type="float">
            <text:p>0.066251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9100.072266" calcext:value-type="float">
            <text:p>19,100.072266</text:p>
          </table:table-cell>
          <table:table-cell office:value-type="float" office:value="5659473408" calcext:value-type="float">
            <text:p>5,659,473,408.000000</text:p>
          </table:table-cell>
          <table:table-cell office:value-type="float" office:value="2224694784" calcext:value-type="float">
            <text:p>2,224,694,784.000000</text:p>
          </table:table-cell>
          <table:table-cell table:number-columns-repeated="4"/>
          <table:table-cell table:style-name="ce4" table:formula="of:=[.C27]/[.$G$26]*[.$H$26]/1000000" office:value-type="float" office:value="0.0000000246040990116354" calcext:value-type="float">
            <text:p>0.000000</text:p>
          </table:table-cell>
          <table:table-cell table:style-name="ce4" table:formula="of:=[.D27]/[.$G$26]*[.$H$26]/1000000" office:value-type="float" office:value="0.0072903516879369" calcext:value-type="float">
            <text:p>0.007290</text:p>
          </table:table-cell>
          <table:table-cell table:style-name="ce4" table:formula="of:=[.E27]/[.$G$26]*[.$H$26]/1000000" office:value-type="float" office:value="0.00286578029516891" calcext:value-type="float">
            <text:p>0.002866</text:p>
          </table:table-cell>
          <table:table-cell table:number-columns-repeated="5"/>
          <table:table-cell table:style-name="ce2" table:number-columns-repeated="3"/>
          <table:table-cell table:number-columns-repeated="1003"/>
        </table:table-row>
        <table:table-row table:style-name="ro1">
          <table:table-cell table:number-columns-repeated="2"/>
          <table:table-cell office:value-type="float" office:value="-24498.775391" calcext:value-type="float">
            <text:p>-24,498.775391</text:p>
          </table:table-cell>
          <table:table-cell office:value-type="float" office:value="2224694784" calcext:value-type="float">
            <text:p>2,224,694,784.000000</text:p>
          </table:table-cell>
          <table:table-cell office:value-type="float" office:value="3050928640" calcext:value-type="float">
            <text:p>3,050,928,640.000000</text:p>
          </table:table-cell>
          <table:table-cell table:number-columns-repeated="4"/>
          <table:table-cell table:style-name="ce4" table:formula="of:=[.C28]/[.$G$26]*[.$H$26]/1000000" office:value-type="float" office:value="-0.0000000315585348049689" calcext:value-type="float">
            <text:p>0.000000</text:p>
          </table:table-cell>
          <table:table-cell table:style-name="ce4" table:formula="of:=[.D28]/[.$G$26]*[.$H$26]/1000000" office:value-type="float" office:value="0.00286578029516891" calcext:value-type="float">
            <text:p>0.002866</text:p>
          </table:table-cell>
          <table:table-cell table:style-name="ce4" table:formula="of:=[.E28]/[.$G$26]*[.$H$26]/1000000" office:value-type="float" office:value="0.00393010818443959" calcext:value-type="float">
            <text:p>0.003930</text:p>
          </table:table-cell>
          <table:table-cell table:number-columns-repeated="5"/>
          <table:table-cell table:style-name="ce2" table:number-columns-repeated="3"/>
          <table:table-cell table:number-columns-repeated="1003"/>
        </table:table-row>
        <table:table-row table:style-name="ro1">
          <table:table-cell table:number-columns-repeated="9"/>
          <table:table-cell table:style-name="ce2" table:number-columns-repeated="3"/>
          <table:table-cell table:number-columns-repeated="5"/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style-name="ce2" office:value-type="string" calcext:value-type="string">
            <text:p>Link6</text:p>
          </table:table-cell>
          <table:table-cell office:value-type="float" office:value="4892176384" calcext:value-type="float">
            <text:p>4,892,176,384.000000</text:p>
          </table:table-cell>
          <table:table-cell office:value-type="float" office:value="35200.386719" calcext:value-type="float">
            <text:p>35,200.386719</text:p>
          </table:table-cell>
          <table:table-cell office:value-type="float" office:value="-112703.421875" calcext:value-type="float">
            <text:p>-112,703.421875</text:p>
          </table:table-cell>
          <table:table-cell/>
          <table:table-cell office:value-type="float" office:value="1807579.75" calcext:value-type="float">
            <text:p>1,807,579.750000</text:p>
          </table:table-cell>
          <table:table-cell table:style-name="ce4" table:formula="of:=[.G30]/[.H39]*[.H38]" office:value-type="float" office:value="2.32846611892642" calcext:value-type="float">
            <text:p>2.328466</text:p>
          </table:table-cell>
          <table:table-cell/>
          <table:table-cell table:style-name="ce4" table:formula="of:=[.C30]/[.$G$30]*[.$H$30]/1000000" office:value-type="float" office:value="0.00630194433078595" calcext:value-type="float">
            <text:p>0.006302</text:p>
          </table:table-cell>
          <table:table-cell table:style-name="ce4" table:formula="of:=[.D30]/[.$G$30]*[.$H$30]/1000000" office:value-type="float" office:value="0.0000000453440064529928" calcext:value-type="float">
            <text:p>0.000000</text:p>
          </table:table-cell>
          <table:table-cell table:style-name="ce4" table:formula="of:=[.E30]/[.$G$30]*[.$H$30]/1000000" office:value-type="float" office:value="-0.000000145180924561148" calcext:value-type="float">
            <text:p>0.000000</text:p>
          </table:table-cell>
          <table:table-cell/>
          <table:table-cell office:value-type="float" office:value="0.000567" calcext:value-type="float">
            <text:p>0.000567</text:p>
          </table:table-cell>
          <table:table-cell office:value-type="float" office:value="0.327091" calcext:value-type="float">
            <text:p>0.327091</text:p>
          </table:table-cell>
          <table:table-cell office:value-type="float" office:value="0.603968" calcext:value-type="float">
            <text:p>0.603968</text:p>
          </table:table-cell>
          <table:table-cell/>
          <table:table-cell table:style-name="ce4" table:formula="of:=[.N30]/1000" office:value-type="float" office:value="0.000000567" calcext:value-type="float">
            <text:p>0.000001</text:p>
          </table:table-cell>
          <table:table-cell table:style-name="ce4" table:formula="of:=[.O30]/1000" office:value-type="float" office:value="0.000327091" calcext:value-type="float">
            <text:p>0.000327</text:p>
          </table:table-cell>
          <table:table-cell table:style-name="ce4" table:formula="of:=[.P30]/1000" office:value-type="float" office:value="0.000603968" calcext:value-type="float">
            <text:p>0.000604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35200.386719" calcext:value-type="float">
            <text:p>35,200.386719</text:p>
          </table:table-cell>
          <table:table-cell office:value-type="float" office:value="4682964480" calcext:value-type="float">
            <text:p>4,682,964,480.000000</text:p>
          </table:table-cell>
          <table:table-cell office:value-type="float" office:value="243713904" calcext:value-type="float">
            <text:p>243,713,904.000000</text:p>
          </table:table-cell>
          <table:table-cell table:number-columns-repeated="4"/>
          <table:table-cell table:style-name="ce4" table:formula="of:=[.C31]/[.$G$30]*[.$H$30]/1000000" office:value-type="float" office:value="0.0000000453440064529928" calcext:value-type="float">
            <text:p>0.000000</text:p>
          </table:table-cell>
          <table:table-cell table:style-name="ce4" table:formula="of:=[.D31]/[.$G$30]*[.$H$30]/1000000" office:value-type="float" office:value="0.00603244428237034" calcext:value-type="float">
            <text:p>0.006032</text:p>
          </table:table-cell>
          <table:table-cell table:style-name="ce4" table:formula="of:=[.E31]/[.$G$30]*[.$H$30]/1000000" office:value-type="float" office:value="0.000313944415550842" calcext:value-type="float">
            <text:p>0.000314</text:p>
          </table:table-cell>
          <table:table-cell table:number-columns-repeated="5"/>
          <table:table-cell table:style-name="ce2" table:number-columns-repeated="3"/>
          <table:table-cell table:number-columns-repeated="1003"/>
        </table:table-row>
        <table:table-row table:style-name="ro1">
          <table:table-cell table:number-columns-repeated="2"/>
          <table:table-cell office:value-type="float" office:value="-112703.421875" calcext:value-type="float">
            <text:p>-112,703.421875</text:p>
          </table:table-cell>
          <table:table-cell office:value-type="float" office:value="243713904" calcext:value-type="float">
            <text:p>243,713,904.000000</text:p>
          </table:table-cell>
          <table:table-cell office:value-type="float" office:value="3562117888" calcext:value-type="float">
            <text:p>3,562,117,888.000000</text:p>
          </table:table-cell>
          <table:table-cell table:number-columns-repeated="4"/>
          <table:table-cell table:style-name="ce4" table:formula="of:=[.C32]/[.$G$30]*[.$H$30]/1000000" office:value-type="float" office:value="-0.000000145180924561148" calcext:value-type="float">
            <text:p>0.000000</text:p>
          </table:table-cell>
          <table:table-cell table:style-name="ce4" table:formula="of:=[.D32]/[.$G$30]*[.$H$30]/1000000" office:value-type="float" office:value="0.000313944415550842" calcext:value-type="float">
            <text:p>0.000314</text:p>
          </table:table-cell>
          <table:table-cell table:style-name="ce4" table:formula="of:=[.E32]/[.$G$30]*[.$H$30]/1000000" office:value-type="float" office:value="0.00458860573860144" calcext:value-type="float">
            <text:p>0.004589</text:p>
          </table:table-cell>
          <table:table-cell table:number-columns-repeated="5"/>
          <table:table-cell table:style-name="ce2" table:number-columns-repeated="3"/>
          <table:table-cell table:number-columns-repeated="1003"/>
        </table:table-row>
        <table:table-row table:style-name="ro1">
          <table:table-cell table:number-columns-repeated="9"/>
          <table:table-cell table:style-name="ce2" table:number-columns-repeated="3"/>
          <table:table-cell table:number-columns-repeated="5"/>
          <table:table-cell table:style-name="ce2" table:number-columns-repeated="3"/>
          <table:table-cell table:number-columns-repeated="1003"/>
        </table:table-row>
        <table:table-row table:style-name="ro1">
          <table:table-cell/>
          <table:table-cell table:style-name="ce2" office:value-type="string" calcext:value-type="string">
            <text:p>Link7</text:p>
          </table:table-cell>
          <table:table-cell office:value-type="float" office:value="221544256" calcext:value-type="float">
            <text:p>221,544,256.000000</text:p>
          </table:table-cell>
          <table:table-cell office:value-type="float" office:value="14341.486328" calcext:value-type="float">
            <text:p>14,341.486328</text:p>
          </table:table-cell>
          <table:table-cell office:value-type="float" office:value="-10458.796875" calcext:value-type="float">
            <text:p>-10,458.796875</text:p>
          </table:table-cell>
          <table:table-cell/>
          <table:table-cell office:value-type="float" office:value="305632.125" calcext:value-type="float">
            <text:p>305,632.125000</text:p>
          </table:table-cell>
          <table:table-cell table:style-name="ce4" table:formula="of:=[.G34]/[.H39]*[.H38]" office:value-type="float" office:value="0.39370547712652" calcext:value-type="float">
            <text:p>0.393705</text:p>
          </table:table-cell>
          <table:table-cell/>
          <table:table-cell table:style-name="ce4" table:formula="of:=[.C34]/[.$G$34]*[.$H$34]/1000000" office:value-type="float" office:value="0.000285386187767794" calcext:value-type="float">
            <text:p>0.000285</text:p>
          </table:table-cell>
          <table:table-cell table:style-name="ce4" table:formula="of:=[.D34]/[.$G$34]*[.$H$34]/1000000" office:value-type="float" office:value="0.0000000184742415983552" calcext:value-type="float">
            <text:p>0.000000</text:p>
          </table:table-cell>
          <table:table-cell table:style-name="ce4" table:formula="of:=[.E34]/[.$G$34]*[.$H$34]/1000000" office:value-type="float" office:value="-0.0000000134726858763333" calcext:value-type="float">
            <text:p>0.000000</text:p>
          </table:table-cell>
          <table:table-cell/>
          <table:table-cell office:value-type="float" office:value="0.002129" calcext:value-type="float">
            <text:p>0.002129</text:p>
          </table:table-cell>
          <table:table-cell office:value-type="float" office:value="-0.00106" calcext:value-type="float">
            <text:p>-0.001060</text:p>
          </table:table-cell>
          <table:table-cell office:value-type="float" office:value="16.970495" calcext:value-type="float">
            <text:p>16.970495</text:p>
          </table:table-cell>
          <table:table-cell/>
          <table:table-cell table:style-name="ce4" table:formula="of:=[.N34]/1000" office:value-type="float" office:value="0.000002129" calcext:value-type="float">
            <text:p>0.000002</text:p>
          </table:table-cell>
          <table:table-cell table:style-name="ce4" table:formula="of:=[.O34]/1000" office:value-type="float" office:value="-0.00000106" calcext:value-type="float">
            <text:p>-0.000001</text:p>
          </table:table-cell>
          <table:table-cell table:style-name="ce4" table:formula="of:=[.P34]/1000" office:value-type="float" office:value="0.016970495" calcext:value-type="float">
            <text:p>0.016970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float" office:value="14341.486328" calcext:value-type="float">
            <text:p>14,341.486328</text:p>
          </table:table-cell>
          <table:table-cell office:value-type="float" office:value="221526304" calcext:value-type="float">
            <text:p>221,526,304.000000</text:p>
          </table:table-cell>
          <table:table-cell office:value-type="float" office:value="4547.335449" calcext:value-type="float">
            <text:p>4,547.335449</text:p>
          </table:table-cell>
          <table:table-cell table:number-columns-repeated="4"/>
          <table:table-cell table:style-name="ce4" table:formula="of:=[.C35]/[.$G$34]*[.$H$34]/1000000" office:value-type="float" office:value="0.0000000184742415983552" calcext:value-type="float">
            <text:p>0.000000</text:p>
          </table:table-cell>
          <table:table-cell table:style-name="ce4" table:formula="of:=[.D35]/[.$G$34]*[.$H$34]/1000000" office:value-type="float" office:value="0.000285363062578564" calcext:value-type="float">
            <text:p>0.000285</text:p>
          </table:table-cell>
          <table:table-cell table:style-name="ce4" table:formula="of:=[.E35]/[.$G$34]*[.$H$34]/1000000" office:value-type="float" office:value="0.00000000585773132520962" calcext:value-type="float">
            <text:p>0.00000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-10458.796875" calcext:value-type="float">
            <text:p>-10,458.796875</text:p>
          </table:table-cell>
          <table:table-cell office:value-type="float" office:value="4547.335449" calcext:value-type="float">
            <text:p>4,547.335449</text:p>
          </table:table-cell>
          <table:table-cell office:value-type="float" office:value="345628064" calcext:value-type="float">
            <text:p>345,628,064.000000</text:p>
          </table:table-cell>
          <table:table-cell table:number-columns-repeated="4"/>
          <table:table-cell table:style-name="ce4" table:formula="of:=[.C36]/[.$G$34]*[.$H$34]/1000000" office:value-type="float" office:value="-0.0000000134726858763333" calcext:value-type="float">
            <text:p>0.000000</text:p>
          </table:table-cell>
          <table:table-cell table:style-name="ce4" table:formula="of:=[.D36]/[.$G$34]*[.$H$34]/1000000" office:value-type="float" office:value="0.00000000585773132520962" calcext:value-type="float">
            <text:p>0.000000</text:p>
          </table:table-cell>
          <table:table-cell table:style-name="ce4" table:formula="of:=[.E36]/[.$G$34]*[.$H$34]/1000000" office:value-type="float" office:value="0.00044522695984735" calcext:value-type="float">
            <text:p>0.000445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Total Mass</text:p>
          </table:table-cell>
          <table:table-cell office:value-type="float" office:value="29.9" calcext:value-type="float">
            <text:p>29.9000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otal Volume</text:p>
          </table:table-cell>
          <table:table-cell table:formula="of:=SUM([.G5];[.G10];[.G14];[.G18];[.G22];[.G26];[.G30];[.G34])" office:value-type="float" office:value="23211260.875" calcext:value-type="float">
            <text:p>23,211,260.8750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ppox Mass</text:p>
          </table:table-cell>
          <table:table-cell table:formula="of:=SUM([.H5];[.H10];[.H14];[.H18];[.H22];[.H26];[.H30];[.H34])" office:value-type="float" office:value="29.9" calcext:value-type="float">
            <text:p>29.900000</text:p>
          </table:table-cell>
          <table:table-cell table:number-columns-repeated="1015"/>
        </table:table-row>
        <table:table-row table:style-name="ro1" table:number-rows-repeated="104853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number-style style:name="N126">
      <number:number number:decimal-places="8" loext:min-decimal-places="8" number:min-integer-digits="1" number:grouping="true"/>
    </number:number-style>
    <number:number-style style:name="N127">
      <number:number number:decimal-places="9" loext:min-decimal-places="9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3:29:02.859006377</meta:creation-date>
    <dc:date>2019-11-26T14:15:36.697977752</dc:date>
    <meta:editing-duration>PT13M51S</meta:editing-duration>
    <meta:editing-cycles>2</meta:editing-cycles>
    <meta:generator>LibreOffice/6.0.7.3$Linux_X86_64 LibreOffice_project/00m0$Build-3</meta:generator>
    <meta:document-statistic meta:table-count="1" meta:cell-count="229" meta:object-count="0"/>
    <meta:user-defined meta:name="qrichtext">1</meta:user-defined>
  </office:meta>
</office:document-meta>
</file>